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6.21pt" fo:break-before="auto" style:use-optimal-row-height="true"/>
    </style:style>
    <style:style style:name="ro3" style:family="table-row">
      <style:table-row-properties style:row-height="14.4pt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ting 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/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ting 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ting 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ting 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/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ting 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ating 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4"/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ating 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/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ating 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/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ating 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/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ating 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ating 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/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ating 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number-columns-repeated="100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ating 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me 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/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 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me 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me 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me 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me 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me 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me 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me 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me 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me 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me 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Game 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e Bucket 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ce Bucket 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ce Bucket 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ce Bucket 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Ice Bucket 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e Bucket 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ce Bucket 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ce Bucket 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ce Bucket 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e Bucket 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ce Bucket 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 Bucket 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ce Bucket 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y 7-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y 7-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y 7-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y 7-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ry 7-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y 7-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y 7-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y 7-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y 7-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y 7-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y 7-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y 7-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y 7-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3"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t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t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t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t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t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t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t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t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t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t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t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t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est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t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t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t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t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t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t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t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t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t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t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t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t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est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t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t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t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t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t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t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t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t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50" calcext:value-type="float">
            <text:p>5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t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t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t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t3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est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t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t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t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t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t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t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t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t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t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t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t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t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est4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t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t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t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t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t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t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t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t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t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t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t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t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est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70" calcext:value-type="float">
            <text:p>7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t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t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t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t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t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t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t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t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t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t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t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t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est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ng-a-song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ng-a-song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ng-a-song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g-a-song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ng-a-song 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ng-a-song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ng-a-song 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ng-a-song 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0" calcext:value-type="float">
            <text:p>6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ing-a-song 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ng-a-song 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ing-a-song 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ing-a-song 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ing-a-song 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cial Conversation 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cial Conversation 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ocial Conversation 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cial Conversation 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ocial Conversation 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cial Conversation 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cial Conversation 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00" calcext:value-type="float">
            <text:p>7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cial Conversation 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cial Conversation 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cial Conversation 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80" calcext:value-type="float">
            <text:p>8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cial Conversation 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cial Conversation 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cial Conversation 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oop 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op 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oop 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oop 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oop 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oop 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op 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op 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roop 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oop 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roop 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roop 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troop 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ithmetic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ithmetic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ithmetic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rithmetic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rithmetic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thmeti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ithmeti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ithmeti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ithmeti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ithmetic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ithmet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ithmeti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ithmetic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pare Spe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pare Spee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pare Spe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 table:style-name="ce1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pare Speech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epare Spee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pare Spee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epare Spee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epare Speech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epare Speech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epare Speech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epare Spe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epare Speech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repare Speech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e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ee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ee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eec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ee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ee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30" calcext:value-type="float">
            <text:p>3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ee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ech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eech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ech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ech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peech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.75" calcext:value-type="float">
            <text:p>2.7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0"/>
        </table:table-row>
        <table:table-row table:style-name="ro3" table:number-rows-repeated="10483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dking</meta:initial-creator>
    <dc:creator>zdking</dc:creator>
    <meta:creation-date>2017-12-06T21:50:36</meta:creation-date>
    <dc:date>2017-12-06T22:56:54</dc:date>
    <meta:generator>LibreOffice/5.1.6.2$Linux_X86_64 LibreOffice_project/10m0$Build-2</meta:generator>
    <meta:document-statistic meta:table-count="1" meta:cell-count="2912" meta:object-count="0"/>
    <meta:user-defined meta:name="AppVersion">15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